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5cm"/>
    </style:style>
    <style:style style:name="co2" style:family="table-column">
      <style:table-column-properties fo:break-before="auto" style:column-width="2.593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value-type" style:repeat-content="false"/>
      <style:paragraph-properties css3t:text-justify="auto"/>
    </style:style>
    <style:style style:name="ce3" style:family="table-cell" style:parent-style-name="Default">
      <style:table-cell-properties style:text-align-source="fix" style:repeat-content="true"/>
      <style:paragraph-properties fo:text-align="start" css3t:text-justify="au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Необх. Кол-во</text:p>
          </table:table-cell>
          <table:table-cell office:value-type="string" calcext:value-type="string">
            <text:p>Кол-во в заказе</text:p>
          </table:table-cell>
          <table:table-cell table:style-name="ce2" office:value-type="string" calcext:value-type="string">
            <text:p>Лот</text:p>
          </table:table-cell>
          <table:table-cell/>
        </table:table-row>
        <table:table-row table:style-name="ro2">
          <table:table-cell office:value-type="string" calcext:value-type="string">
            <text:p>Печатная плата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<text:a xlink:href="https://jlcpcb.com/" xlink:type="simple">https://jlcpcb.com</text:a></text:span><text:span text:style-name="T1">/</text:span></text:p>
          </table:table-cell>
          <table:table-cell/>
        </table:table-row>
        <table:table-row table:style-name="ro1">
          <table:table-cell office:value-type="string" calcext:value-type="string">
            <text:p>adxl3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liexpress.ru/item/33046120653.html?spm=a2g0o.productlist.0.0.4f384a23RJvI5A&amp;algo_pvid=37ef23f3-047d-4902-9c2e-ec74a5bb1fb8&amp;algo_expid=37ef23f3-047d-4902-9c2e-ec74a5bb1fb8-58&amp;btsid=0b0a050b16004393537962990eef88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Конденсатор 0.1uF 08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voron.ua/catalog/036044--kondensator_0805_100nf_50v_x7r_cc0805krx7r9bb104_yageo_yageo_corporation_0805_08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Резистор 10K 080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voron.ua/catalog/002189--rezistor_smd_10k_0805_1_0805_0805</text:p>
          </table:table-cell>
          <table:table-cell/>
        </table:table-row>
        <table:table-row table:style-name="ro1">
          <table:table-cell office:value-type="string" calcext:value-type="string">
            <text:p>Резистор 30K 080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voron.ua/catalog/031446--rezistor_smd_30k_0805_1_0805_0805</text:p>
          </table:table-cell>
          <table:table-cell/>
        </table:table-row>
        <table:table-row table:style-name="ro1">
          <table:table-cell office:value-type="string" calcext:value-type="string">
            <text:p>Потенциометр 10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voron.ua/catalog/001623--rezistor_podstroechnyy_10k_3296w</text:p>
          </table:table-cell>
          <table:table-cell/>
        </table:table-row>
        <table:table-row table:style-name="ro1">
          <table:table-cell office:value-type="string" calcext:value-type="string">
            <text:p>PLS-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voron.ua/catalog/000631--mezhplatnyy_soedinitel_pls40-g</text:p>
          </table:table-cell>
          <table:table-cell/>
        </table:table-row>
        <table:table-row table:style-name="ro1">
          <table:table-cell office:value-type="string" calcext:value-type="string">
            <text:p>Джампер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aliexpress.ru/item/4000540718136.html?spm=a2g0o.productlist.0.0.4c7a61878caEAs&amp;algo_pvid=6aaafa46-1ed0-462a-bee4-9f18cfbd3b91&amp;algo_expid=6aaafa46-1ed0-462a-bee4-9f18cfbd3b91-2&amp;btsid=0b0a0ae216004406068256827e3218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Резистор 20K 08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voron.ua/catalog/002301--rezistor_smd_20k_0805_1_0805_0805</text:p>
          </table:table-cell>
          <table:table-cell/>
        </table:table-row>
        <table:table-row table:style-name="ro1">
          <table:table-cell office:value-type="string" calcext:value-type="string">
            <text:p>Резистор 4.99K 08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voron.ua/catalog/028673--rezistor_smd_499k_0805_1_0805_0805</text:p>
          </table:table-cell>
          <table:table-cell/>
        </table:table-row>
        <table:table-row table:style-name="ro1">
          <table:table-cell office:value-type="string" calcext:value-type="string">
            <text:p>Резистор 330 08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voron.ua/catalog/031450--rezistor_smd_332r_0805_1_0805_0805</text:p>
          </table:table-cell>
          <table:table-cell/>
        </table:table-row>
        <table:table-row table:style-name="ro1">
          <table:table-cell office:value-type="string" calcext:value-type="string">
            <text:p>Светодиод 12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voron.ua/catalog/038170</text:p>
          </table:table-cell>
          <table:table-cell/>
        </table:table-row>
        <table:table-row table:style-name="ro1">
          <table:table-cell office:value-type="string" calcext:value-type="string">
            <text:p>Sim800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liexpress.ru/item/32622274840.html?spm=a2g0o.productlist.0.0.74495c21mZYBDs&amp;algo_pvid=1290e64a-e245-4e93-8433-2aa3268ae246&amp;algo_expid=1290e64a-e245-4e93-8433-2aa3268ae246-0&amp;btsid=0b0a0ae216004412622503483e324d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Кварц 8мгц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voron.ua/catalog/002968--kvartsevyy_rezonator_8mhz_hc49s_kor_hc49s_hc49s</text:p>
          </table:table-cell>
          <table:table-cell/>
        </table:table-row>
        <table:table-row table:style-name="ro1">
          <table:table-cell office:value-type="string" calcext:value-type="string">
            <text:p>Конденсатор 15pF 08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voron.ua/catalog/001852--kondensator_0805_15pf_50v_np0_cl21c150jbannnc_samsung_samsung_electronics_0805_0</text:p>
          </table:table-cell>
          <table:table-cell/>
        </table:table-row>
        <table:table-row table:style-name="ro1">
          <table:table-cell office:value-type="string" calcext:value-type="string">
            <text:p>Atmega3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aliexpress.ru/item/4000064299962.html?spm=a2g0o.productlist.0.0.43223f9clWVaS9&amp;algo_pvid=7a59db3c-2035-4674-b9b0-9300e8743034&amp;algo_expid=7a59db3c-2035-4674-b9b0-9300e8743034-0&amp;btsid=0b0a187b16004416580555553e47dc&amp;ws_ab_test=searchweb0_0,searchweb201602_,searchweb201603_</text:p>
          </table:table-cell>
          <table:table-cell/>
        </table:table-row>
        <table:table-row table:style-name="ro1"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aliexpress.ru/item/32854136845.html?spm=a2g0o.productlist.0.0.13bd4f51y6RZKI&amp;algo_pvid=6a3061cb-3f5e-4d7b-9c52-a8a05a93b8c5&amp;algo_expid=6a3061cb-3f5e-4d7b-9c52-a8a05a93b8c5-27&amp;btsid=0b0a187b16004419224308158e47dc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Саморез М3x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voron.ua/catalog/036187--samorez-vint_m3h4mm_s_zakruglennoy_golovkoy_nikelirovannyy</text:p>
          </table:table-cell>
          <table:table-cell/>
        </table:table-row>
        <table:table-row table:style-name="ro1">
          <table:table-cell office:value-type="string" calcext:value-type="string">
            <text:p>TP40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aliexpress.ru/item/32986135934.html?spm=a2g0o.productlist.0.0.7b1f4be4GwhYqe&amp;algo_pvid=90991ead-3cd6-4a3a-b1c2-b0bbfabe0909&amp;algo_expid=90991ead-3cd6-4a3a-b1c2-b0bbfabe0909-0&amp;btsid=0b0a01f816004422180514930e9af9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Заглушка для разъемов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aliexpress.ru/item/33019739380.html?spm=a2g0o.productlist.0.0.1c6c178ajkwBMv&amp;algo_pvid=f038ce52-3624-40b4-9aa2-03132264ec31&amp;algo_expid=f038ce52-3624-40b4-9aa2-03132264ec31-18&amp;btsid=0b0a182b16004426977626674e583d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Выключатель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voron.ua/catalog/012612--pereklyuchatel_polzunkovyy_ss22f32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8T17:15:02.350000000</meta:creation-date>
    <meta:generator>LibreOffice/7.0.0.3$Windows_x86 LibreOffice_project/8061b3e9204bef6b321a21033174034a5e2ea88e</meta:generator>
    <dc:date>2020-09-18T18:28:10.627000000</dc:date>
    <meta:editing-duration>PT42M9S</meta:editing-duration>
    <meta:editing-cycles>9</meta:editing-cycles>
    <meta:document-statistic meta:table-count="1" meta:cell-count="89" meta:object-count="0"/>
  </office:meta>
</office:document-meta>
</file>